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99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 design responsive</text:p>
      <text:p text:style-name="P1"/>
      <text:list xml:id="list3628483212474658792" text:style-name="L1">
        <text:list-item>
          <text:p text:style-name="P2">adapte la taille au support via une seule interface</text:p>
        </text:list-item>
        <text:list-item>
          <text:p text:style-name="P2">les éléments apparaissent, disparaissent se redimensionnent, se réorganisent en fonction de la taille de l'écran,</text:p>
        </text:list-item>
      </text:list>
      <text:p text:style-name="P1"/>
      <text:p text:style-name="P4">media queries dans css3 :</text:p>
      <text:p text:style-name="P1">-variation du type d'affichage (écran, impression, braille,,,)</text:p>
      <text:p text:style-name="P1"/>
      <text:p text:style-name="P1">-largeur de l'écran (définition de points de rupture)</text:p>
      <text:p text:style-name="P1"/>
      <text:p text:style-name="P6">écriture dans le CSS :</text:p>
      <text:p text:style-name="P1"/>
      <text:p text:style-name="P1">@media screen and (min-width : 768px) and (max-width : 992px)</text:p>
      <text:p text:style-name="P1">{</text:p>
      <text:p text:style-name="P1"><text:tab/>.content {</text:p>
      <text:p text:style-name="P1"><text:tab/><text:tab/>width : 500px ;</text:p>
      <text:p text:style-name="P1"><text:tab/><text:tab/>color : blue ;</text:p>
      <text:p text:style-name="P1"><text:tab/>}</text:p>
      <text:p text:style-name="P1">}</text:p>
      <text:p text:style-name="P1">@media screen and (min-weidth : 993px)</text:p>
      <text:p text:style-name="P1">{</text:p>
      <text:p text:style-name="P1"><text:tab/>.content {</text:p>
      <text:p text:style-name="P1"><text:tab/><text:tab/>width : 900px ;</text:p>
      <text:p text:style-name="P1"><text:tab/><text:tab/>color : red ;</text:p>
      <text:p text:style-name="P1"><text:tab/>}</text:p>
      <text:p text:style-name="P1">}</text:p>
      <text:p text:style-name="P1"/>
      <text:p text:style-name="P1">screen = type de display</text:p>
      <text:p text:style-name="P1"/>
      <text:p text:style-name="P1">min-width et max-width = points de rupture</text:p>
      <text:p text:style-name="P1"/>
      <text:p text:style-name="P1"/>
      <text:p text:style-name="P4">flexbox :</text:p>
      <text:p text:style-name="P7">-méthode de mise en page permettant de disposer des éléments en lignes ou en colonnes, en s'adaptant automatiquement à l'espace disponible et en facilitant les réagencements.</text:p>
      <text:p text:style-name="P7"/>
      <text:p text:style-name="P7">-un container parent (avec la propriété CSS display : flex) contient des éléments enfants (items) à agencer.</text:p>
      <text:p text:style-name="P5"/>
      <text:p text:style-name="P5"/>
      <text:p text:style-name="P8">Propriétés CSS différentes pour les containers et les items permettant de :</text:p>
      <text:list xml:id="list7877728109386984102" text:style-name="L2">
        <text:list-item>
          <text:list>
            <text:list-item>
              <text:p text:style-name="P9">changer d'axe (colonne, ligne) ou de direction</text:p>
            </text:list-item>
            <text:list-item>
              <text:p text:style-name="P9">gérer les espacements entre les items et leur alignements</text:p>
            </text:list-item>
            <text:list-item>
              <text:p text:style-name="P9">ré-ordonner des éléments</text:p>
            </text:list-item>
            <text:list-item>
              <text:p text:style-name="P9">gérer les « dépassements » sur plusieurs ligne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1"/>
      <text:p text:style-name="P4"><text:soft-page-break/>mobile first :</text:p>
      <text:p text:style-name="P1">-site pensé d'abord pour un utilisateur de mobile. Les versions des tailles supérieures d'écrans viennent en complément.</text:p>
      <text:p text:style-name="P1"/>
      <text:p text:style-name="P1">Tester le site responsive :</text:p>
      <text:p text:style-name="P1">firefox : Ctrl +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nevlle</meta:initial-creator>
    <meta:creation-date>2020-03-05T16:13:49.84</meta:creation-date>
    <dc:date>2020-03-05T17:12:30.23</dc:date>
    <dc:creator>sophie nevlle</dc:creator>
    <meta:editing-duration>PT13M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35" meta:word-count="225" meta:character-count="1330"/>
  </office:meta>
</office:document-meta>
</file>